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State</text:p>
          </table:table-cell>
          <table:table-cell office:value-type="float" office:value="1960" calcext:value-type="float">
            <text:p>1960</text:p>
          </table:table-cell>
          <table:table-cell office:value-type="float" office:value="1970" calcext:value-type="float">
            <text:p>1970</text:p>
          </table:table-cell>
          <table:table-cell office:value-type="float" office:value="1980" calcext:value-type="float">
            <text:p>1980</text:p>
          </table:table-cell>
          <table:table-cell office:value-type="float" office:value="1990" calcext:value-type="float">
            <text:p>1990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3266740" calcext:value-type="float">
            <text:p>3266740</text:p>
          </table:table-cell>
          <table:table-cell office:value-type="float" office:value="3444165" calcext:value-type="float">
            <text:p>3444165</text:p>
          </table:table-cell>
          <table:table-cell office:value-type="float" office:value="3893888" calcext:value-type="float">
            <text:p>3893888</text:p>
          </table:table-cell>
          <table:table-cell office:value-type="float" office:value="4040587" calcext:value-type="float">
            <text:p>4040587</text:p>
          </table:table-cell>
          <table:table-cell office:value-type="float" office:value="4447100" calcext:value-type="float">
            <text:p>4447100</text:p>
          </table:table-cell>
          <table:table-cell office:value-type="float" office:value="4779736" calcext:value-type="float">
            <text:p>4779736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226167" calcext:value-type="float">
            <text:p>226167</text:p>
          </table:table-cell>
          <table:table-cell office:value-type="float" office:value="300382" calcext:value-type="float">
            <text:p>300382</text:p>
          </table:table-cell>
          <table:table-cell office:value-type="float" office:value="401851" calcext:value-type="float">
            <text:p>401851</text:p>
          </table:table-cell>
          <table:table-cell office:value-type="float" office:value="550043" calcext:value-type="float">
            <text:p>550043</text:p>
          </table:table-cell>
          <table:table-cell office:value-type="float" office:value="626932" calcext:value-type="float">
            <text:p>626932</text:p>
          </table:table-cell>
          <table:table-cell office:value-type="float" office:value="710231" calcext:value-type="float">
            <text:p>710231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1302161" calcext:value-type="float">
            <text:p>1302161</text:p>
          </table:table-cell>
          <table:table-cell office:value-type="float" office:value="1770900" calcext:value-type="float">
            <text:p>1770900</text:p>
          </table:table-cell>
          <table:table-cell office:value-type="float" office:value="2718215" calcext:value-type="float">
            <text:p>2718215</text:p>
          </table:table-cell>
          <table:table-cell office:value-type="float" office:value="3665228" calcext:value-type="float">
            <text:p>3665228</text:p>
          </table:table-cell>
          <table:table-cell office:value-type="float" office:value="5130632" calcext:value-type="float">
            <text:p>5130632</text:p>
          </table:table-cell>
          <table:table-cell office:value-type="float" office:value="6392017" calcext:value-type="float">
            <text:p>6392017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1786272" calcext:value-type="float">
            <text:p>1786272</text:p>
          </table:table-cell>
          <table:table-cell office:value-type="float" office:value="1923295" calcext:value-type="float">
            <text:p>1923295</text:p>
          </table:table-cell>
          <table:table-cell office:value-type="float" office:value="2286435" calcext:value-type="float">
            <text:p>2286435</text:p>
          </table:table-cell>
          <table:table-cell office:value-type="float" office:value="2350725" calcext:value-type="float">
            <text:p>2350725</text:p>
          </table:table-cell>
          <table:table-cell office:value-type="float" office:value="2673400" calcext:value-type="float">
            <text:p>2673400</text:p>
          </table:table-cell>
          <table:table-cell office:value-type="float" office:value="2915918" calcext:value-type="float">
            <text:p>2915918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717204" calcext:value-type="float">
            <text:p>15717204</text:p>
          </table:table-cell>
          <table:table-cell office:value-type="float" office:value="19953134" calcext:value-type="float">
            <text:p>19953134</text:p>
          </table:table-cell>
          <table:table-cell office:value-type="float" office:value="23667902" calcext:value-type="float">
            <text:p>23667902</text:p>
          </table:table-cell>
          <table:table-cell office:value-type="float" office:value="29760021" calcext:value-type="float">
            <text:p>29760021</text:p>
          </table:table-cell>
          <table:table-cell office:value-type="float" office:value="33871648" calcext:value-type="float">
            <text:p>33871648</text:p>
          </table:table-cell>
          <table:table-cell office:value-type="float" office:value="37253956" calcext:value-type="float">
            <text:p>37253956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1753947" calcext:value-type="float">
            <text:p>1753947</text:p>
          </table:table-cell>
          <table:table-cell office:value-type="float" office:value="2207259" calcext:value-type="float">
            <text:p>2207259</text:p>
          </table:table-cell>
          <table:table-cell office:value-type="float" office:value="2889964" calcext:value-type="float">
            <text:p>2889964</text:p>
          </table:table-cell>
          <table:table-cell office:value-type="float" office:value="3294394" calcext:value-type="float">
            <text:p>3294394</text:p>
          </table:table-cell>
          <table:table-cell office:value-type="float" office:value="4301261" calcext:value-type="float">
            <text:p>4301261</text:p>
          </table:table-cell>
          <table:table-cell office:value-type="float" office:value="5029196" calcext:value-type="float">
            <text:p>5029196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2535234" calcext:value-type="float">
            <text:p>2535234</text:p>
          </table:table-cell>
          <table:table-cell office:value-type="float" office:value="3031709" calcext:value-type="float">
            <text:p>3031709</text:p>
          </table:table-cell>
          <table:table-cell office:value-type="float" office:value="3107576" calcext:value-type="float">
            <text:p>3107576</text:p>
          </table:table-cell>
          <table:table-cell office:value-type="float" office:value="3287116" calcext:value-type="float">
            <text:p>3287116</text:p>
          </table:table-cell>
          <table:table-cell office:value-type="float" office:value="3405565" calcext:value-type="float">
            <text:p>3405565</text:p>
          </table:table-cell>
          <table:table-cell office:value-type="float" office:value="3574097" calcext:value-type="float">
            <text:p>3574097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446292" calcext:value-type="float">
            <text:p>446292</text:p>
          </table:table-cell>
          <table:table-cell office:value-type="float" office:value="548104" calcext:value-type="float">
            <text:p>548104</text:p>
          </table:table-cell>
          <table:table-cell office:value-type="float" office:value="594338" calcext:value-type="float">
            <text:p>594338</text:p>
          </table:table-cell>
          <table:table-cell office:value-type="float" office:value="666168" calcext:value-type="float">
            <text:p>666168</text:p>
          </table:table-cell>
          <table:table-cell office:value-type="float" office:value="783600" calcext:value-type="float">
            <text:p>783600</text:p>
          </table:table-cell>
          <table:table-cell office:value-type="float" office:value="897934" calcext:value-type="float">
            <text:p>897934</text:p>
          </table:table-cell>
        </table:table-row>
        <table:table-row table:style-name="ro2">
          <table:table-cell office:value-type="string" calcext:value-type="string">
            <text:p>District of Columbia</text:p>
          </table:table-cell>
          <table:table-cell office:value-type="float" office:value="763956" calcext:value-type="float">
            <text:p>763956</text:p>
          </table:table-cell>
          <table:table-cell office:value-type="float" office:value="756510" calcext:value-type="float">
            <text:p>756510</text:p>
          </table:table-cell>
          <table:table-cell office:value-type="float" office:value="638333" calcext:value-type="float">
            <text:p>638333</text:p>
          </table:table-cell>
          <table:table-cell office:value-type="float" office:value="606900" calcext:value-type="float">
            <text:p>606900</text:p>
          </table:table-cell>
          <table:table-cell office:value-type="float" office:value="572059" calcext:value-type="float">
            <text:p>572059</text:p>
          </table:table-cell>
          <table:table-cell office:value-type="float" office:value="601723" calcext:value-type="float">
            <text:p>601723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4951560" calcext:value-type="float">
            <text:p>4951560</text:p>
          </table:table-cell>
          <table:table-cell office:value-type="float" office:value="6789443" calcext:value-type="float">
            <text:p>6789443</text:p>
          </table:table-cell>
          <table:table-cell office:value-type="float" office:value="9746324" calcext:value-type="float">
            <text:p>9746324</text:p>
          </table:table-cell>
          <table:table-cell office:value-type="float" office:value="12937926" calcext:value-type="float">
            <text:p>12937926</text:p>
          </table:table-cell>
          <table:table-cell office:value-type="float" office:value="15982378" calcext:value-type="float">
            <text:p>15982378</text:p>
          </table:table-cell>
          <table:table-cell office:value-type="float" office:value="18801310" calcext:value-type="float">
            <text:p>1880131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43116" calcext:value-type="float">
            <text:p>3943116</text:p>
          </table:table-cell>
          <table:table-cell office:value-type="float" office:value="4589575" calcext:value-type="float">
            <text:p>4589575</text:p>
          </table:table-cell>
          <table:table-cell office:value-type="float" office:value="5463105" calcext:value-type="float">
            <text:p>5463105</text:p>
          </table:table-cell>
          <table:table-cell office:value-type="float" office:value="6478216" calcext:value-type="float">
            <text:p>6478216</text:p>
          </table:table-cell>
          <table:table-cell office:value-type="float" office:value="8186453" calcext:value-type="float">
            <text:p>8186453</text:p>
          </table:table-cell>
          <table:table-cell office:value-type="float" office:value="9687653" calcext:value-type="float">
            <text:p>9687653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632772" calcext:value-type="float">
            <text:p>632772</text:p>
          </table:table-cell>
          <table:table-cell office:value-type="float" office:value="768561" calcext:value-type="float">
            <text:p>768561</text:p>
          </table:table-cell>
          <table:table-cell office:value-type="float" office:value="964691" calcext:value-type="float">
            <text:p>964691</text:p>
          </table:table-cell>
          <table:table-cell office:value-type="float" office:value="1108229" calcext:value-type="float">
            <text:p>1108229</text:p>
          </table:table-cell>
          <table:table-cell office:value-type="float" office:value="1211537" calcext:value-type="float">
            <text:p>1211537</text:p>
          </table:table-cell>
          <table:table-cell office:value-type="float" office:value="1360301" calcext:value-type="float">
            <text:p>1360301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667191" calcext:value-type="float">
            <text:p>667191</text:p>
          </table:table-cell>
          <table:table-cell office:value-type="float" office:value="712567" calcext:value-type="float">
            <text:p>712567</text:p>
          </table:table-cell>
          <table:table-cell office:value-type="float" office:value="943935" calcext:value-type="float">
            <text:p>943935</text:p>
          </table:table-cell>
          <table:table-cell office:value-type="float" office:value="1006749" calcext:value-type="float">
            <text:p>1006749</text:p>
          </table:table-cell>
          <table:table-cell office:value-type="float" office:value="1293953" calcext:value-type="float">
            <text:p>1293953</text:p>
          </table:table-cell>
          <table:table-cell office:value-type="float" office:value="1567582" calcext:value-type="float">
            <text:p>1567582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0081158" calcext:value-type="float">
            <text:p>10081158</text:p>
          </table:table-cell>
          <table:table-cell office:value-type="float" office:value="11113976" calcext:value-type="float">
            <text:p>11113976</text:p>
          </table:table-cell>
          <table:table-cell office:value-type="float" office:value="11426518" calcext:value-type="float">
            <text:p>11426518</text:p>
          </table:table-cell>
          <table:table-cell office:value-type="float" office:value="11430602" calcext:value-type="float">
            <text:p>11430602</text:p>
          </table:table-cell>
          <table:table-cell office:value-type="float" office:value="12419293" calcext:value-type="float">
            <text:p>12419293</text:p>
          </table:table-cell>
          <table:table-cell office:value-type="float" office:value="12830632" calcext:value-type="float">
            <text:p>12830632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4662498" calcext:value-type="float">
            <text:p>4662498</text:p>
          </table:table-cell>
          <table:table-cell office:value-type="float" office:value="5193669" calcext:value-type="float">
            <text:p>5193669</text:p>
          </table:table-cell>
          <table:table-cell office:value-type="float" office:value="5490224" calcext:value-type="float">
            <text:p>5490224</text:p>
          </table:table-cell>
          <table:table-cell office:value-type="float" office:value="5544159" calcext:value-type="float">
            <text:p>5544159</text:p>
          </table:table-cell>
          <table:table-cell office:value-type="float" office:value="6080485" calcext:value-type="float">
            <text:p>6080485</text:p>
          </table:table-cell>
          <table:table-cell office:value-type="float" office:value="6483802" calcext:value-type="float">
            <text:p>6483802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2757537" calcext:value-type="float">
            <text:p>2757537</text:p>
          </table:table-cell>
          <table:table-cell office:value-type="float" office:value="2824376" calcext:value-type="float">
            <text:p>2824376</text:p>
          </table:table-cell>
          <table:table-cell office:value-type="float" office:value="2913808" calcext:value-type="float">
            <text:p>2913808</text:p>
          </table:table-cell>
          <table:table-cell office:value-type="float" office:value="2776755" calcext:value-type="float">
            <text:p>2776755</text:p>
          </table:table-cell>
          <table:table-cell office:value-type="float" office:value="2926324" calcext:value-type="float">
            <text:p>2926324</text:p>
          </table:table-cell>
          <table:table-cell office:value-type="float" office:value="3046355" calcext:value-type="float">
            <text:p>3046355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2178611" calcext:value-type="float">
            <text:p>2178611</text:p>
          </table:table-cell>
          <table:table-cell office:value-type="float" office:value="2246578" calcext:value-type="float">
            <text:p>2246578</text:p>
          </table:table-cell>
          <table:table-cell office:value-type="float" office:value="2363679" calcext:value-type="float">
            <text:p>2363679</text:p>
          </table:table-cell>
          <table:table-cell office:value-type="float" office:value="2477574" calcext:value-type="float">
            <text:p>2477574</text:p>
          </table:table-cell>
          <table:table-cell office:value-type="float" office:value="2688418" calcext:value-type="float">
            <text:p>2688418</text:p>
          </table:table-cell>
          <table:table-cell office:value-type="float" office:value="2853118" calcext:value-type="float">
            <text:p>2853118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3038156" calcext:value-type="float">
            <text:p>3038156</text:p>
          </table:table-cell>
          <table:table-cell office:value-type="float" office:value="3218706" calcext:value-type="float">
            <text:p>3218706</text:p>
          </table:table-cell>
          <table:table-cell office:value-type="float" office:value="3660777" calcext:value-type="float">
            <text:p>3660777</text:p>
          </table:table-cell>
          <table:table-cell office:value-type="float" office:value="3685296" calcext:value-type="float">
            <text:p>3685296</text:p>
          </table:table-cell>
          <table:table-cell office:value-type="float" office:value="4041769" calcext:value-type="float">
            <text:p>4041769</text:p>
          </table:table-cell>
          <table:table-cell office:value-type="float" office:value="4339367" calcext:value-type="float">
            <text:p>4339367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3257022" calcext:value-type="float">
            <text:p>3257022</text:p>
          </table:table-cell>
          <table:table-cell office:value-type="float" office:value="3641306" calcext:value-type="float">
            <text:p>3641306</text:p>
          </table:table-cell>
          <table:table-cell office:value-type="float" office:value="4205900" calcext:value-type="float">
            <text:p>4205900</text:p>
          </table:table-cell>
          <table:table-cell office:value-type="float" office:value="4219973" calcext:value-type="float">
            <text:p>4219973</text:p>
          </table:table-cell>
          <table:table-cell office:value-type="float" office:value="4468976" calcext:value-type="float">
            <text:p>4468976</text:p>
          </table:table-cell>
          <table:table-cell office:value-type="float" office:value="4533372" calcext:value-type="float">
            <text:p>4533372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969265" calcext:value-type="float">
            <text:p>969265</text:p>
          </table:table-cell>
          <table:table-cell office:value-type="float" office:value="992048" calcext:value-type="float">
            <text:p>992048</text:p>
          </table:table-cell>
          <table:table-cell office:value-type="float" office:value="1124660" calcext:value-type="float">
            <text:p>1124660</text:p>
          </table:table-cell>
          <table:table-cell office:value-type="float" office:value="1227928" calcext:value-type="float">
            <text:p>1227928</text:p>
          </table:table-cell>
          <table:table-cell office:value-type="float" office:value="1274923" calcext:value-type="float">
            <text:p>1274923</text:p>
          </table:table-cell>
          <table:table-cell office:value-type="float" office:value="1328361" calcext:value-type="float">
            <text:p>1328361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3100689" calcext:value-type="float">
            <text:p>3100689</text:p>
          </table:table-cell>
          <table:table-cell office:value-type="float" office:value="3922399" calcext:value-type="float">
            <text:p>3922399</text:p>
          </table:table-cell>
          <table:table-cell office:value-type="float" office:value="4216975" calcext:value-type="float">
            <text:p>4216975</text:p>
          </table:table-cell>
          <table:table-cell office:value-type="float" office:value="4781468" calcext:value-type="float">
            <text:p>4781468</text:p>
          </table:table-cell>
          <table:table-cell office:value-type="float" office:value="5296486" calcext:value-type="float">
            <text:p>5296486</text:p>
          </table:table-cell>
          <table:table-cell office:value-type="float" office:value="5773552" calcext:value-type="float">
            <text:p>5773552</text:p>
          </table:table-cell>
        </table:table-row>
        <table:table-row table:style-name="ro2">
          <table:table-cell office:value-type="string" calcext:value-type="string">
            <text:p>Massachusetts</text:p>
          </table:table-cell>
          <table:table-cell office:value-type="float" office:value="5148578" calcext:value-type="float">
            <text:p>5148578</text:p>
          </table:table-cell>
          <table:table-cell office:value-type="float" office:value="5689170" calcext:value-type="float">
            <text:p>5689170</text:p>
          </table:table-cell>
          <table:table-cell office:value-type="float" office:value="5737037" calcext:value-type="float">
            <text:p>5737037</text:p>
          </table:table-cell>
          <table:table-cell office:value-type="float" office:value="6016425" calcext:value-type="float">
            <text:p>6016425</text:p>
          </table:table-cell>
          <table:table-cell office:value-type="float" office:value="6349097" calcext:value-type="float">
            <text:p>6349097</text:p>
          </table:table-cell>
          <table:table-cell office:value-type="float" office:value="6547629" calcext:value-type="float">
            <text:p>6547629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7823194" calcext:value-type="float">
            <text:p>7823194</text:p>
          </table:table-cell>
          <table:table-cell office:value-type="float" office:value="8875083" calcext:value-type="float">
            <text:p>8875083</text:p>
          </table:table-cell>
          <table:table-cell office:value-type="float" office:value="9262078" calcext:value-type="float">
            <text:p>9262078</text:p>
          </table:table-cell>
          <table:table-cell office:value-type="float" office:value="9295297" calcext:value-type="float">
            <text:p>9295297</text:p>
          </table:table-cell>
          <table:table-cell office:value-type="float" office:value="9938444" calcext:value-type="float">
            <text:p>9938444</text:p>
          </table:table-cell>
          <table:table-cell office:value-type="float" office:value="9883640" calcext:value-type="float">
            <text:p>9883640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3413864" calcext:value-type="float">
            <text:p>3413864</text:p>
          </table:table-cell>
          <table:table-cell office:value-type="float" office:value="3804971" calcext:value-type="float">
            <text:p>3804971</text:p>
          </table:table-cell>
          <table:table-cell office:value-type="float" office:value="4075970" calcext:value-type="float">
            <text:p>4075970</text:p>
          </table:table-cell>
          <table:table-cell office:value-type="float" office:value="4375099" calcext:value-type="float">
            <text:p>4375099</text:p>
          </table:table-cell>
          <table:table-cell office:value-type="float" office:value="4919479" calcext:value-type="float">
            <text:p>4919479</text:p>
          </table:table-cell>
          <table:table-cell office:value-type="float" office:value="5303925" calcext:value-type="float">
            <text:p>5303925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2178141" calcext:value-type="float">
            <text:p>2178141</text:p>
          </table:table-cell>
          <table:table-cell office:value-type="float" office:value="2216912" calcext:value-type="float">
            <text:p>2216912</text:p>
          </table:table-cell>
          <table:table-cell office:value-type="float" office:value="2520638" calcext:value-type="float">
            <text:p>2520638</text:p>
          </table:table-cell>
          <table:table-cell office:value-type="float" office:value="2573216" calcext:value-type="float">
            <text:p>2573216</text:p>
          </table:table-cell>
          <table:table-cell office:value-type="float" office:value="2844658" calcext:value-type="float">
            <text:p>2844658</text:p>
          </table:table-cell>
          <table:table-cell office:value-type="float" office:value="2967297" calcext:value-type="float">
            <text:p>2967297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4319813" calcext:value-type="float">
            <text:p>4319813</text:p>
          </table:table-cell>
          <table:table-cell office:value-type="float" office:value="4676501" calcext:value-type="float">
            <text:p>4676501</text:p>
          </table:table-cell>
          <table:table-cell office:value-type="float" office:value="4916686" calcext:value-type="float">
            <text:p>4916686</text:p>
          </table:table-cell>
          <table:table-cell office:value-type="float" office:value="5117073" calcext:value-type="float">
            <text:p>5117073</text:p>
          </table:table-cell>
          <table:table-cell office:value-type="float" office:value="5595211" calcext:value-type="float">
            <text:p>5595211</text:p>
          </table:table-cell>
          <table:table-cell office:value-type="float" office:value="5988927" calcext:value-type="float">
            <text:p>5988927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674767" calcext:value-type="float">
            <text:p>674767</text:p>
          </table:table-cell>
          <table:table-cell office:value-type="float" office:value="694409" calcext:value-type="float">
            <text:p>694409</text:p>
          </table:table-cell>
          <table:table-cell office:value-type="float" office:value="786690" calcext:value-type="float">
            <text:p>786690</text:p>
          </table:table-cell>
          <table:table-cell office:value-type="float" office:value="799065" calcext:value-type="float">
            <text:p>799065</text:p>
          </table:table-cell>
          <table:table-cell office:value-type="float" office:value="902195" calcext:value-type="float">
            <text:p>902195</text:p>
          </table:table-cell>
          <table:table-cell office:value-type="float" office:value="989415" calcext:value-type="float">
            <text:p>989415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1411330" calcext:value-type="float">
            <text:p>1411330</text:p>
          </table:table-cell>
          <table:table-cell office:value-type="float" office:value="1483493" calcext:value-type="float">
            <text:p>1483493</text:p>
          </table:table-cell>
          <table:table-cell office:value-type="float" office:value="1569825" calcext:value-type="float">
            <text:p>1569825</text:p>
          </table:table-cell>
          <table:table-cell office:value-type="float" office:value="1578385" calcext:value-type="float">
            <text:p>1578385</text:p>
          </table:table-cell>
          <table:table-cell office:value-type="float" office:value="1711263" calcext:value-type="float">
            <text:p>1711263</text:p>
          </table:table-cell>
          <table:table-cell office:value-type="float" office:value="1826341" calcext:value-type="float">
            <text:p>1826341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85278" calcext:value-type="float">
            <text:p>285278</text:p>
          </table:table-cell>
          <table:table-cell office:value-type="float" office:value="488738" calcext:value-type="float">
            <text:p>488738</text:p>
          </table:table-cell>
          <table:table-cell office:value-type="float" office:value="800493" calcext:value-type="float">
            <text:p>800493</text:p>
          </table:table-cell>
          <table:table-cell office:value-type="float" office:value="1201833" calcext:value-type="float">
            <text:p>1201833</text:p>
          </table:table-cell>
          <table:table-cell office:value-type="float" office:value="1998257" calcext:value-type="float">
            <text:p>1998257</text:p>
          </table:table-cell>
          <table:table-cell office:value-type="float" office:value="2700551" calcext:value-type="float">
            <text:p>2700551</text:p>
          </table:table-cell>
        </table:table-row>
        <table:table-row table:style-name="ro2">
          <table:table-cell office:value-type="string" calcext:value-type="string">
            <text:p>New Hampshire</text:p>
          </table:table-cell>
          <table:table-cell office:value-type="float" office:value="606921" calcext:value-type="float">
            <text:p>606921</text:p>
          </table:table-cell>
          <table:table-cell office:value-type="float" office:value="737681" calcext:value-type="float">
            <text:p>737681</text:p>
          </table:table-cell>
          <table:table-cell office:value-type="float" office:value="920610" calcext:value-type="float">
            <text:p>920610</text:p>
          </table:table-cell>
          <table:table-cell office:value-type="float" office:value="1109252" calcext:value-type="float">
            <text:p>1109252</text:p>
          </table:table-cell>
          <table:table-cell office:value-type="float" office:value="1235786" calcext:value-type="float">
            <text:p>1235786</text:p>
          </table:table-cell>
          <table:table-cell office:value-type="float" office:value="1316470" calcext:value-type="float">
            <text:p>1316470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6066782" calcext:value-type="float">
            <text:p>6066782</text:p>
          </table:table-cell>
          <table:table-cell office:value-type="float" office:value="7168164" calcext:value-type="float">
            <text:p>7168164</text:p>
          </table:table-cell>
          <table:table-cell office:value-type="float" office:value="7364823" calcext:value-type="float">
            <text:p>7364823</text:p>
          </table:table-cell>
          <table:table-cell office:value-type="float" office:value="7730188" calcext:value-type="float">
            <text:p>7730188</text:p>
          </table:table-cell>
          <table:table-cell office:value-type="float" office:value="8414350" calcext:value-type="float">
            <text:p>8414350</text:p>
          </table:table-cell>
          <table:table-cell office:value-type="float" office:value="8791894" calcext:value-type="float">
            <text:p>8791894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951023" calcext:value-type="float">
            <text:p>951023</text:p>
          </table:table-cell>
          <table:table-cell office:value-type="float" office:value="1016000" calcext:value-type="float">
            <text:p>1016000</text:p>
          </table:table-cell>
          <table:table-cell office:value-type="float" office:value="1302894" calcext:value-type="float">
            <text:p>1302894</text:p>
          </table:table-cell>
          <table:table-cell office:value-type="float" office:value="1515069" calcext:value-type="float">
            <text:p>1515069</text:p>
          </table:table-cell>
          <table:table-cell office:value-type="float" office:value="1819046" calcext:value-type="float">
            <text:p>1819046</text:p>
          </table:table-cell>
          <table:table-cell office:value-type="float" office:value="2059179" calcext:value-type="float">
            <text:p>2059179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6782304" calcext:value-type="float">
            <text:p>16782304</text:p>
          </table:table-cell>
          <table:table-cell office:value-type="float" office:value="18236967" calcext:value-type="float">
            <text:p>18236967</text:p>
          </table:table-cell>
          <table:table-cell office:value-type="float" office:value="17558072" calcext:value-type="float">
            <text:p>17558072</text:p>
          </table:table-cell>
          <table:table-cell office:value-type="float" office:value="17990455" calcext:value-type="float">
            <text:p>17990455</text:p>
          </table:table-cell>
          <table:table-cell office:value-type="float" office:value="18976457" calcext:value-type="float">
            <text:p>18976457</text:p>
          </table:table-cell>
          <table:table-cell office:value-type="float" office:value="19378102" calcext:value-type="float">
            <text:p>19378102</text:p>
          </table:table-cell>
        </table:table-row>
        <table:table-row table:style-name="ro2">
          <table:table-cell office:value-type="string" calcext:value-type="string">
            <text:p>North Carolina</text:p>
          </table:table-cell>
          <table:table-cell office:value-type="float" office:value="4556155" calcext:value-type="float">
            <text:p>4556155</text:p>
          </table:table-cell>
          <table:table-cell office:value-type="float" office:value="5082059" calcext:value-type="float">
            <text:p>5082059</text:p>
          </table:table-cell>
          <table:table-cell office:value-type="float" office:value="5881766" calcext:value-type="float">
            <text:p>5881766</text:p>
          </table:table-cell>
          <table:table-cell office:value-type="float" office:value="6628637" calcext:value-type="float">
            <text:p>6628637</text:p>
          </table:table-cell>
          <table:table-cell office:value-type="float" office:value="8049313" calcext:value-type="float">
            <text:p>8049313</text:p>
          </table:table-cell>
          <table:table-cell office:value-type="float" office:value="9535483" calcext:value-type="float">
            <text:p>9535483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632446" calcext:value-type="float">
            <text:p>632446</text:p>
          </table:table-cell>
          <table:table-cell office:value-type="float" office:value="617761" calcext:value-type="float">
            <text:p>617761</text:p>
          </table:table-cell>
          <table:table-cell office:value-type="float" office:value="652717" calcext:value-type="float">
            <text:p>652717</text:p>
          </table:table-cell>
          <table:table-cell office:value-type="float" office:value="638800" calcext:value-type="float">
            <text:p>638800</text:p>
          </table:table-cell>
          <table:table-cell office:value-type="float" office:value="642200" calcext:value-type="float">
            <text:p>642200</text:p>
          </table:table-cell>
          <table:table-cell office:value-type="float" office:value="672591" calcext:value-type="float">
            <text:p>672591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9706397" calcext:value-type="float">
            <text:p>9706397</text:p>
          </table:table-cell>
          <table:table-cell office:value-type="float" office:value="10652017" calcext:value-type="float">
            <text:p>10652017</text:p>
          </table:table-cell>
          <table:table-cell office:value-type="float" office:value="10797630" calcext:value-type="float">
            <text:p>10797630</text:p>
          </table:table-cell>
          <table:table-cell office:value-type="float" office:value="10847115" calcext:value-type="float">
            <text:p>10847115</text:p>
          </table:table-cell>
          <table:table-cell office:value-type="float" office:value="11353140" calcext:value-type="float">
            <text:p>11353140</text:p>
          </table:table-cell>
          <table:table-cell office:value-type="float" office:value="11536504" calcext:value-type="float">
            <text:p>11536504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2328284" calcext:value-type="float">
            <text:p>2328284</text:p>
          </table:table-cell>
          <table:table-cell office:value-type="float" office:value="2559229" calcext:value-type="float">
            <text:p>2559229</text:p>
          </table:table-cell>
          <table:table-cell office:value-type="float" office:value="3025290" calcext:value-type="float">
            <text:p>3025290</text:p>
          </table:table-cell>
          <table:table-cell office:value-type="float" office:value="3145585" calcext:value-type="float">
            <text:p>3145585</text:p>
          </table:table-cell>
          <table:table-cell office:value-type="float" office:value="3450654" calcext:value-type="float">
            <text:p>3450654</text:p>
          </table:table-cell>
          <table:table-cell office:value-type="float" office:value="3751351" calcext:value-type="float">
            <text:p>3751351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1768687" calcext:value-type="float">
            <text:p>1768687</text:p>
          </table:table-cell>
          <table:table-cell office:value-type="float" office:value="2091385" calcext:value-type="float">
            <text:p>2091385</text:p>
          </table:table-cell>
          <table:table-cell office:value-type="float" office:value="2633105" calcext:value-type="float">
            <text:p>2633105</text:p>
          </table:table-cell>
          <table:table-cell office:value-type="float" office:value="2842321" calcext:value-type="float">
            <text:p>2842321</text:p>
          </table:table-cell>
          <table:table-cell office:value-type="float" office:value="3421399" calcext:value-type="float">
            <text:p>3421399</text:p>
          </table:table-cell>
          <table:table-cell office:value-type="float" office:value="3831074" calcext:value-type="float">
            <text:p>3831074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11319366" calcext:value-type="float">
            <text:p>11319366</text:p>
          </table:table-cell>
          <table:table-cell office:value-type="float" office:value="11793909" calcext:value-type="float">
            <text:p>11793909</text:p>
          </table:table-cell>
          <table:table-cell office:value-type="float" office:value="11863895" calcext:value-type="float">
            <text:p>11863895</text:p>
          </table:table-cell>
          <table:table-cell office:value-type="float" office:value="11881643" calcext:value-type="float">
            <text:p>11881643</text:p>
          </table:table-cell>
          <table:table-cell office:value-type="float" office:value="12281054" calcext:value-type="float">
            <text:p>12281054</text:p>
          </table:table-cell>
          <table:table-cell office:value-type="float" office:value="12702379" calcext:value-type="float">
            <text:p>12702379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859488" calcext:value-type="float">
            <text:p>859488</text:p>
          </table:table-cell>
          <table:table-cell office:value-type="float" office:value="946725" calcext:value-type="float">
            <text:p>946725</text:p>
          </table:table-cell>
          <table:table-cell office:value-type="float" office:value="947154" calcext:value-type="float">
            <text:p>947154</text:p>
          </table:table-cell>
          <table:table-cell office:value-type="float" office:value="1003464" calcext:value-type="float">
            <text:p>1003464</text:p>
          </table:table-cell>
          <table:table-cell office:value-type="float" office:value="1048319" calcext:value-type="float">
            <text:p>1048319</text:p>
          </table:table-cell>
          <table:table-cell office:value-type="float" office:value="1052567" calcext:value-type="float">
            <text:p>1052567</text:p>
          </table:table-cell>
        </table:table-row>
        <table:table-row table:style-name="ro2">
          <table:table-cell office:value-type="string" calcext:value-type="string">
            <text:p>South Carolina</text:p>
          </table:table-cell>
          <table:table-cell office:value-type="float" office:value="2382594" calcext:value-type="float">
            <text:p>2382594</text:p>
          </table:table-cell>
          <table:table-cell office:value-type="float" office:value="2590516" calcext:value-type="float">
            <text:p>2590516</text:p>
          </table:table-cell>
          <table:table-cell office:value-type="float" office:value="3121820" calcext:value-type="float">
            <text:p>3121820</text:p>
          </table:table-cell>
          <table:table-cell office:value-type="float" office:value="3486703" calcext:value-type="float">
            <text:p>3486703</text:p>
          </table:table-cell>
          <table:table-cell office:value-type="float" office:value="4012012" calcext:value-type="float">
            <text:p>4012012</text:p>
          </table:table-cell>
          <table:table-cell office:value-type="float" office:value="4625364" calcext:value-type="float">
            <text:p>4625364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680514" calcext:value-type="float">
            <text:p>680514</text:p>
          </table:table-cell>
          <table:table-cell office:value-type="float" office:value="665507" calcext:value-type="float">
            <text:p>665507</text:p>
          </table:table-cell>
          <table:table-cell office:value-type="float" office:value="690768" calcext:value-type="float">
            <text:p>690768</text:p>
          </table:table-cell>
          <table:table-cell office:value-type="float" office:value="696004" calcext:value-type="float">
            <text:p>696004</text:p>
          </table:table-cell>
          <table:table-cell office:value-type="float" office:value="754844" calcext:value-type="float">
            <text:p>754844</text:p>
          </table:table-cell>
          <table:table-cell office:value-type="float" office:value="814180" calcext:value-type="float">
            <text:p>814180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3567089" calcext:value-type="float">
            <text:p>3567089</text:p>
          </table:table-cell>
          <table:table-cell office:value-type="float" office:value="3923687" calcext:value-type="float">
            <text:p>3923687</text:p>
          </table:table-cell>
          <table:table-cell office:value-type="float" office:value="4591120" calcext:value-type="float">
            <text:p>4591120</text:p>
          </table:table-cell>
          <table:table-cell office:value-type="float" office:value="4877185" calcext:value-type="float">
            <text:p>4877185</text:p>
          </table:table-cell>
          <table:table-cell office:value-type="float" office:value="5689283" calcext:value-type="float">
            <text:p>5689283</text:p>
          </table:table-cell>
          <table:table-cell office:value-type="float" office:value="6346105" calcext:value-type="float">
            <text:p>6346105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9579677" calcext:value-type="float">
            <text:p>9579677</text:p>
          </table:table-cell>
          <table:table-cell office:value-type="float" office:value="11196730" calcext:value-type="float">
            <text:p>11196730</text:p>
          </table:table-cell>
          <table:table-cell office:value-type="float" office:value="14229191" calcext:value-type="float">
            <text:p>14229191</text:p>
          </table:table-cell>
          <table:table-cell office:value-type="float" office:value="16986510" calcext:value-type="float">
            <text:p>16986510</text:p>
          </table:table-cell>
          <table:table-cell office:value-type="float" office:value="20851820" calcext:value-type="float">
            <text:p>20851820</text:p>
          </table:table-cell>
          <table:table-cell office:value-type="float" office:value="25145561" calcext:value-type="float">
            <text:p>25145561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890627" calcext:value-type="float">
            <text:p>890627</text:p>
          </table:table-cell>
          <table:table-cell office:value-type="float" office:value="1059273" calcext:value-type="float">
            <text:p>1059273</text:p>
          </table:table-cell>
          <table:table-cell office:value-type="float" office:value="1461037" calcext:value-type="float">
            <text:p>1461037</text:p>
          </table:table-cell>
          <table:table-cell office:value-type="float" office:value="1722850" calcext:value-type="float">
            <text:p>1722850</text:p>
          </table:table-cell>
          <table:table-cell office:value-type="float" office:value="2233169" calcext:value-type="float">
            <text:p>2233169</text:p>
          </table:table-cell>
          <table:table-cell office:value-type="float" office:value="2763885" calcext:value-type="float">
            <text:p>2763885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389881" calcext:value-type="float">
            <text:p>389881</text:p>
          </table:table-cell>
          <table:table-cell office:value-type="float" office:value="444330" calcext:value-type="float">
            <text:p>444330</text:p>
          </table:table-cell>
          <table:table-cell office:value-type="float" office:value="511456" calcext:value-type="float">
            <text:p>511456</text:p>
          </table:table-cell>
          <table:table-cell office:value-type="float" office:value="562758" calcext:value-type="float">
            <text:p>562758</text:p>
          </table:table-cell>
          <table:table-cell office:value-type="float" office:value="608827" calcext:value-type="float">
            <text:p>608827</text:p>
          </table:table-cell>
          <table:table-cell office:value-type="float" office:value="625741" calcext:value-type="float">
            <text:p>625741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3966949" calcext:value-type="float">
            <text:p>3966949</text:p>
          </table:table-cell>
          <table:table-cell office:value-type="float" office:value="4648494" calcext:value-type="float">
            <text:p>4648494</text:p>
          </table:table-cell>
          <table:table-cell office:value-type="float" office:value="5346818" calcext:value-type="float">
            <text:p>5346818</text:p>
          </table:table-cell>
          <table:table-cell office:value-type="float" office:value="6187358" calcext:value-type="float">
            <text:p>6187358</text:p>
          </table:table-cell>
          <table:table-cell office:value-type="float" office:value="7078515" calcext:value-type="float">
            <text:p>7078515</text:p>
          </table:table-cell>
          <table:table-cell office:value-type="float" office:value="8001024" calcext:value-type="float">
            <text:p>800102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2853214" calcext:value-type="float">
            <text:p>2853214</text:p>
          </table:table-cell>
          <table:table-cell office:value-type="float" office:value="3409169" calcext:value-type="float">
            <text:p>3409169</text:p>
          </table:table-cell>
          <table:table-cell office:value-type="float" office:value="4132156" calcext:value-type="float">
            <text:p>4132156</text:p>
          </table:table-cell>
          <table:table-cell office:value-type="float" office:value="4866692" calcext:value-type="float">
            <text:p>4866692</text:p>
          </table:table-cell>
          <table:table-cell office:value-type="float" office:value="5894121" calcext:value-type="float">
            <text:p>5894121</text:p>
          </table:table-cell>
          <table:table-cell office:value-type="float" office:value="6724540" calcext:value-type="float">
            <text:p>6724540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1860421" calcext:value-type="float">
            <text:p>1860421</text:p>
          </table:table-cell>
          <table:table-cell office:value-type="float" office:value="1744237" calcext:value-type="float">
            <text:p>1744237</text:p>
          </table:table-cell>
          <table:table-cell office:value-type="float" office:value="1949644" calcext:value-type="float">
            <text:p>1949644</text:p>
          </table:table-cell>
          <table:table-cell office:value-type="float" office:value="1793477" calcext:value-type="float">
            <text:p>1793477</text:p>
          </table:table-cell>
          <table:table-cell office:value-type="float" office:value="1808344" calcext:value-type="float">
            <text:p>1808344</text:p>
          </table:table-cell>
          <table:table-cell office:value-type="float" office:value="1852994" calcext:value-type="float">
            <text:p>1852994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3951777" calcext:value-type="float">
            <text:p>3951777</text:p>
          </table:table-cell>
          <table:table-cell office:value-type="float" office:value="4417731" calcext:value-type="float">
            <text:p>4417731</text:p>
          </table:table-cell>
          <table:table-cell office:value-type="float" office:value="4705767" calcext:value-type="float">
            <text:p>4705767</text:p>
          </table:table-cell>
          <table:table-cell office:value-type="float" office:value="4891769" calcext:value-type="float">
            <text:p>4891769</text:p>
          </table:table-cell>
          <table:table-cell office:value-type="float" office:value="5363675" calcext:value-type="float">
            <text:p>5363675</text:p>
          </table:table-cell>
          <table:table-cell office:value-type="float" office:value="5686986" calcext:value-type="float">
            <text:p>5686986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330066" calcext:value-type="float">
            <text:p>330066</text:p>
          </table:table-cell>
          <table:table-cell office:value-type="float" office:value="332416" calcext:value-type="float">
            <text:p>332416</text:p>
          </table:table-cell>
          <table:table-cell office:value-type="float" office:value="469557" calcext:value-type="float">
            <text:p>469557</text:p>
          </table:table-cell>
          <table:table-cell office:value-type="float" office:value="453588" calcext:value-type="float">
            <text:p>453588</text:p>
          </table:table-cell>
          <table:table-cell office:value-type="float" office:value="493782" calcext:value-type="float">
            <text:p>493782</text:p>
          </table:table-cell>
          <table:table-cell office:value-type="float" office:value="563626" calcext:value-type="float">
            <text:p>56362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79323175" calcext:value-type="float">
            <text:p>179323175</text:p>
          </table:table-cell>
          <table:table-cell office:value-type="float" office:value="203211926" calcext:value-type="float">
            <text:p>203211926</text:p>
          </table:table-cell>
          <table:table-cell office:value-type="float" office:value="226545805" calcext:value-type="float">
            <text:p>226545805</text:p>
          </table:table-cell>
          <table:table-cell office:value-type="float" office:value="248709873" calcext:value-type="float">
            <text:p>248709873</text:p>
          </table:table-cell>
          <table:table-cell office:value-type="float" office:value="281421906" calcext:value-type="float">
            <text:p>281421906</text:p>
          </table:table-cell>
          <table:table-cell office:value-type="float" office:value="308745538" calcext:value-type="float">
            <text:p>308745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1:27:23.838594272</meta:creation-date>
    <dc:date>2016-12-07T01:29:07.962280276</dc:date>
    <meta:editing-duration>PT1M44S</meta:editing-duration>
    <meta:editing-cycles>1</meta:editing-cycles>
    <meta:document-statistic meta:table-count="1" meta:cell-count="371" meta:object-count="0"/>
    <meta:generator>LibreOffice/5.1.2.2$Linux_X86_64 LibreOffice_project/10m0$Build-2</meta:generator>
  </office:meta>
</office:document-meta>
</file>